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Standard" style:font-family-generic="swiss" style:font-pitch="variable"/>
    <style:font-face style:name="Calibri" svg:font-family="Calibri" style:font-family-generic="system" style:font-pitch="variable"/>
    <style:font-face style:name="Calibri1" svg:font-family="Calibri" style:font-adornments="Standard"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system" style:font-pitch="variable"/>
    <style:font-face style:name="Wingdings" svg:font-family="Wingdings" style:font-adornments="Standard" style:font-pitch="variable" style:font-charset="x-symbol"/>
  </office:font-face-decls>
  <office:automatic-styles>
    <style:style style:name="P1" style:family="paragraph" style:parent-style-name="DH-Title">
      <loext:graphic-properties draw:fill="solid" draw:fill-color="#e6e6e6" draw:opacity="100%"/>
      <style:paragraph-properties fo:background-color="#e6e6e6"/>
    </style:style>
    <style:style style:name="P2" style:family="paragraph" style:parent-style-name="DH-BibliographyHeading">
      <loext:graphic-properties draw:fill="solid" draw:fill-color="#e6e6e6" draw:opacity="100%"/>
      <style:paragraph-properties fo:background-color="#e6e6e6"/>
    </style:style>
    <style:style style:name="P3" style:family="paragraph" style:parent-style-name="DH-Default">
      <loext:graphic-properties draw:fill="solid" draw:fill-color="#e6e6e6" draw:opacity="100%"/>
      <style:paragraph-properties fo:line-height="100%" fo:background-color="#e6e6e6"/>
    </style:style>
    <style:style style:name="P4" style:family="paragraph" style:parent-style-name="Standard">
      <loext:graphic-properties draw:fill="solid" draw:fill-color="#f2f2f2"/>
      <style:paragraph-properties fo:margin-left="0cm" fo:margin-right="0cm" fo:text-indent="0cm" style:auto-text-indent="false" fo:background-color="#f2f2f2" style:writing-mode="lr-tb"/>
      <style:text-properties fo:font-size="10pt" style:font-size-asian="10pt" style:font-size-complex="10pt"/>
    </style:style>
    <style:style style:name="P5" style:family="paragraph" style:parent-style-name="Standard">
      <loext:graphic-properties draw:fill="solid" draw:fill-color="#f2f2f2"/>
      <style:paragraph-properties fo:margin-left="0cm" fo:margin-right="0cm" fo:text-indent="0cm" style:auto-text-indent="false" fo:background-color="#f2f2f2" fo:padding-left="0cm" fo:padding-right="0cm" fo:padding-top="0cm" fo:padding-bottom="0.035cm" fo:border-left="none" fo:border-right="none" fo:border-top="none" fo:border-bottom="1.5pt solid #000000" style:writing-mode="lr-tb"/>
      <style:text-properties fo:font-size="10pt" style:font-size-asian="10pt" style:font-size-complex="10pt"/>
    </style:style>
    <style:style style:name="P6" style:family="paragraph" style:parent-style-name="Standard">
      <loext:graphic-properties draw:fill="solid" draw:fill-color="#f2f2f2"/>
      <style:paragraph-properties fo:margin-left="0cm" fo:margin-right="0cm" fo:text-indent="0cm" style:auto-text-indent="false" fo:background-color="#f2f2f2" style:writing-mode="lr-tb"/>
      <style:text-properties fo:font-size="10pt" fo:font-weight="normal" style:font-size-asian="10pt" style:font-weight-asian="normal" style:font-size-complex="10pt" style:font-weight-complex="normal"/>
    </style:style>
    <style:style style:name="P7" style:family="paragraph" style:parent-style-name="Standard">
      <loext:graphic-properties draw:fill="solid" draw:fill-color="#eeeeee" draw:opacity="100%"/>
      <style:paragraph-properties fo:text-align="center" style:justify-single-word="false" fo:break-before="page" fo:background-color="#eeeeee" style:shadow="none"/>
      <style:text-properties style:use-window-font-color="true" loext:opacity="0%" fo:font-size="11pt" fo:text-shadow="1pt 1pt" fo:background-color="#eeeeee" style:font-size-asian="11pt" style:font-size-complex="11pt"/>
    </style:style>
    <style:style style:name="P8" style:family="paragraph" style:parent-style-name="Standard">
      <loext:graphic-properties draw:fill="solid" draw:fill-color="#eeeeee" draw:opacity="100%"/>
      <style:paragraph-properties fo:text-align="center" style:justify-single-word="false" fo:background-color="#eeeeee"/>
      <style:text-properties style:font-name="Arial1" fo:font-size="11pt" style:font-size-asian="11pt" style:font-size-complex="11pt"/>
    </style:style>
    <style:style style:name="P9" style:family="paragraph" style:parent-style-name="Standard">
      <loext:graphic-properties draw:fill="solid" draw:fill-color="#e6e6e6" draw:opacity="100%"/>
      <style:paragraph-properties fo:margin-left="0cm" fo:margin-right="0cm" fo:line-height="100%" fo:text-indent="0cm" style:auto-text-indent="false" fo:background-color="#e6e6e6"/>
      <style:text-properties style:font-name="Arial1" fo:font-size="11pt" fo:language="de" fo:country="DE" style:font-size-asian="11pt" style:font-size-complex="11pt"/>
    </style:style>
    <style:style style:name="P10" style:family="paragraph" style:parent-style-name="Standard">
      <style:text-properties style:font-name="Arial1" fo:language="de" fo:country="DE"/>
    </style:style>
    <style:style style:name="P11" style:family="paragraph" style:parent-style-name="Standard">
      <style:text-properties style:font-name="Arial1" fo:font-size="10pt" fo:language="de" fo:country="DE" style:font-size-asian="10pt" style:font-name-complex="Arial2" style:font-size-complex="10pt"/>
    </style:style>
    <style:style style:name="P12" style:family="paragraph" style:parent-style-name="DH-Default">
      <style:paragraph-properties fo:text-align="center" style:justify-single-word="false"/>
    </style:style>
    <style:style style:name="P13" style:family="paragraph" style:parent-style-name="DH-Default">
      <loext:graphic-properties draw:fill="solid" draw:fill-color="#eeeeee" draw:opacity="100%"/>
      <style:paragraph-properties fo:text-align="center" style:justify-single-word="false" fo:background-color="#eeeeee"/>
    </style:style>
    <style:style style:name="P14" style:family="paragraph" style:parent-style-name="Standard">
      <style:text-properties fo:font-size="11pt" style:font-size-asian="11pt" style:font-size-complex="11pt"/>
    </style:style>
    <style:style style:name="P15" style:family="paragraph" style:parent-style-name="Standard">
      <loext:graphic-properties draw:fill="solid" draw:fill-color="#f2f2f2"/>
      <style:paragraph-properties fo:margin-left="0cm" fo:margin-right="0cm" fo:text-indent="0cm" style:auto-text-indent="false" fo:background-color="#f2f2f2" style:writing-mode="lr-tb"/>
    </style:style>
    <style:style style:name="P16" style:family="paragraph" style:parent-style-name="Standard">
      <loext:graphic-properties draw:fill="solid" draw:fill-color="#f2f2f2"/>
      <style:paragraph-properties fo:margin-left="0cm" fo:margin-right="0cm" fo:text-indent="0cm" style:auto-text-indent="false" fo:background-color="#f2f2f2" fo:padding-left="0cm" fo:padding-right="0cm" fo:padding-top="0cm" fo:padding-bottom="0.035cm" fo:border-left="none" fo:border-right="none" fo:border-top="none" fo:border-bottom="1.5pt solid #000000" style:writing-mode="lr-tb"/>
    </style:style>
    <style:style style:name="P17" style:family="paragraph" style:parent-style-name="Standard">
      <loext:graphic-properties draw:fill="solid" draw:fill-color="#f2f2f2"/>
      <style:paragraph-properties fo:margin-left="0cm" fo:margin-right="0cm" fo:text-align="start" style:justify-single-word="false" fo:text-indent="0cm" style:auto-text-indent="false" fo:background-color="#f2f2f2" style:writing-mode="lr-tb"/>
    </style:style>
    <style:style style:name="P18" style:family="paragraph" style:parent-style-name="Text_20_body">
      <style:text-properties officeooo:paragraph-rsid="001e79b3"/>
    </style:style>
    <style:style style:name="P19" style:family="paragraph" style:parent-style-name="Standard">
      <loext:graphic-properties draw:fill="solid" draw:fill-color="#f2f2f2"/>
      <style:paragraph-properties fo:margin-left="0cm" fo:margin-right="0cm" fo:text-align="start" style:justify-single-word="false" fo:text-indent="0cm" style:auto-text-indent="false" fo:background-color="#f2f2f2" style:writing-mode="lr-tb"/>
      <style:text-properties fo:color="#000000" loext:opacity="100%" fo:font-size="10pt" fo:background-color="#f2f2f2" style:font-size-asian="10pt" style:language-asian="en" style:country-asian="US" style:font-name-complex="Arial2" style:font-size-complex="10pt"/>
    </style:style>
    <style:style style:name="P20" style:family="paragraph" style:parent-style-name="Standard">
      <loext:graphic-properties draw:fill="solid" draw:fill-color="#f2f2f2"/>
      <style:paragraph-properties fo:margin-left="0cm" fo:margin-right="0cm" fo:text-align="start" style:justify-single-word="false" fo:text-indent="0cm" style:auto-text-indent="false" fo:background-color="#f2f2f2" style:writing-mode="lr-tb"/>
      <style:text-properties fo:color="#000000" loext:opacity="100%" style:font-name="Calibri1" fo:font-size="10pt" fo:background-color="#f2f2f2" style:font-size-asian="10pt" style:language-asian="en" style:country-asian="US" style:font-name-complex="Calibri" style:font-size-complex="10pt"/>
    </style:style>
    <style:style style:name="P21" style:family="paragraph" style:parent-style-name="DH-Default">
      <style:text-properties officeooo:paragraph-rsid="00249c22"/>
    </style:style>
    <style:style style:name="P22" style:family="paragraph" style:parent-style-name="DH-Default">
      <style:text-properties officeooo:rsid="002b818c" officeooo:paragraph-rsid="002b818c"/>
    </style:style>
    <style:style style:name="P23" style:family="paragraph" style:parent-style-name="DH-Default">
      <style:text-properties officeooo:paragraph-rsid="0031d098"/>
    </style:style>
    <style:style style:name="P24" style:family="paragraph" style:parent-style-name="DH-Default">
      <style:text-properties officeooo:paragraph-rsid="00398e6f"/>
    </style:style>
    <style:style style:name="P25" style:family="paragraph" style:parent-style-name="DH-Default">
      <style:text-properties officeooo:paragraph-rsid="003c516d"/>
    </style:style>
    <style:style style:name="P26" style:family="paragraph" style:parent-style-name="DH-Title" style:master-page-name="Standard">
      <style:paragraph-properties style:page-number="auto"/>
    </style:style>
    <style:style style:name="P27" style:family="paragraph" style:parent-style-name="DH-Default">
      <style:text-properties officeooo:paragraph-rsid="003d3552"/>
    </style:style>
    <style:style style:name="P28" style:family="paragraph" style:parent-style-name="DH-Default">
      <style:text-properties officeooo:rsid="0027f64f" officeooo:paragraph-rsid="003d3552"/>
    </style:style>
    <style:style style:name="P29" style:family="paragraph" style:parent-style-name="List_20_Paragraph" style:list-style-name="WWNum17" style:master-page-name="">
      <style:paragraph-properties fo:margin-left="1.3cm" fo:margin-right="0cm" fo:line-height="100%" fo:text-align="justify" style:justify-single-word="false" fo:orphans="2" fo:widows="2" fo:text-indent="-0.7cm" style:auto-text-indent="false" style:page-number="auto" style:writing-mode="lr-tb"/>
      <style:text-properties style:font-name="Arial1" fo:font-size="10pt" fo:language="de" fo:country="DE" style:font-size-asian="10pt" style:font-name-complex="Arial2" style:font-size-complex="10pt"/>
    </style:style>
    <style:style style:name="P30" style:family="paragraph" style:parent-style-name="List_20_Paragraph" style:list-style-name="WWNum17">
      <style:paragraph-properties fo:margin-left="1.3cm" fo:margin-right="0cm" fo:line-height="100%" fo:text-align="justify" style:justify-single-word="false" fo:orphans="2" fo:widows="2" fo:text-indent="-0.7cm" style:auto-text-indent="false" style:writing-mode="lr-tb"/>
      <style:text-properties style:font-name="Arial1" fo:font-size="10pt" fo:language="de" fo:country="DE" style:font-size-asian="10pt" style:font-name-complex="Arial2" style:font-size-complex="10pt"/>
    </style:style>
    <style:style style:name="P31" style:family="paragraph" style:parent-style-name="List_20_Paragraph" style:list-style-name="WWNum18"/>
    <style:style style:name="P32" style:family="paragraph" style:parent-style-name="List_20_Paragraph" style:list-style-name="WWNum19"/>
    <style:style style:name="P33" style:family="paragraph" style:parent-style-name="List_20_Paragraph" style:list-style-name="WWNum20">
      <loext:graphic-properties draw:fill="solid" draw:fill-color="#eeeeee" draw:opacity="100%"/>
      <style:paragraph-properties fo:background-color="#eeeeee"/>
      <style:text-properties fo:font-size="11pt" style:font-size-asian="11pt" style:font-size-complex="11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style:style style:name="T3" style:family="text">
      <style:text-properties fo:font-size="10pt" fo:language="de" fo:country="DE" style:font-size-asian="10pt" style:language-asian="de" style:country-asian="DE" style:font-size-complex="10pt" style:language-complex="ar" style:country-complex="SA" style:font-weight-complex="bold"/>
    </style:style>
    <style:style style:name="T4" style:family="text">
      <style:text-properties fo:font-size="10pt" fo:language="de" fo:country="DE" style:font-size-asian="10pt" style:language-asian="de" style:country-asian="DE" style:font-size-complex="10pt" style:language-complex="ar" style:country-complex="SA" style:font-style-complex="italic"/>
    </style:style>
    <style:style style:name="T5" style:family="text">
      <style:text-properties fo:font-size="10pt" fo:language="de" fo:country="DE" fo:font-weight="normal" style:font-size-asian="10pt" style:language-asian="de" style:country-asian="DE" style:font-weight-asian="normal" style:font-size-complex="10pt" style:language-complex="ar" style:country-complex="SA" style:font-weight-complex="normal"/>
    </style:style>
    <style:style style:name="T6" style:family="text">
      <style:text-properties fo:font-size="10pt" fo:font-style="italic" style:font-size-asian="10pt" style:font-style-asian="italic"/>
    </style:style>
    <style:style style:name="T7" style:family="text">
      <style:text-properties fo:font-size="10pt" fo:font-style="italic" style:font-size-asian="10pt" style:font-style-asian="italic" style:font-size-complex="10pt"/>
    </style:style>
    <style:style style:name="T8" style:family="text">
      <style:text-properties fo:font-size="10pt" fo:language="en" fo:country="US" style:font-size-asian="10pt" style:font-size-complex="10pt"/>
    </style:style>
    <style:style style:name="T9" style:family="text">
      <style:text-properties fo:font-size="10pt" fo:language="en" fo:country="US" style:font-size-asian="10pt" style:language-asian="de" style:country-asian="DE" style:font-size-complex="10pt" style:language-complex="ar" style:country-complex="SA" style:font-weight-complex="bold"/>
    </style:style>
    <style:style style:name="T10" style:family="text">
      <style:text-properties fo:font-size="10pt" fo:language="en" fo:country="US" style:font-size-asian="10pt" style:language-asian="de" style:country-asian="DE" style:font-size-complex="10pt" style:language-complex="ar" style:country-complex="SA" style:font-style-complex="italic"/>
    </style:style>
    <style:style style:name="T11" style:family="text">
      <style:text-properties fo:font-size="10pt" fo:language="en" fo:country="US" fo:font-style="italic" style:font-size-asian="10pt" style:font-style-asian="italic" style:font-size-complex="10pt"/>
    </style:style>
    <style:style style:name="T12" style:family="text">
      <style:text-properties fo:font-size="10pt" fo:language="en" fo:country="US" fo:font-weight="bold" style:font-size-asian="10pt" style:font-weight-asian="bold" style:font-size-complex="10pt"/>
    </style:style>
    <style:style style:name="T13" style:family="text">
      <style:text-properties fo:font-size="10pt" fo:language="en" fo:country="GB" style:font-size-asian="10pt"/>
    </style:style>
    <style:style style:name="T14" style:family="text">
      <style:text-properties fo:font-size="10pt" fo:language="en" fo:country="GB" style:font-size-asian="10pt" style:language-asian="de" style:country-asian="DE" style:font-size-complex="10pt" style:language-complex="ar" style:country-complex="SA" style:font-weight-complex="bold"/>
    </style:style>
    <style:style style:name="T15" style:family="text">
      <style:text-properties fo:font-size="10pt" fo:language="en" fo:country="GB" style:font-size-asian="10pt" style:font-size-complex="10pt"/>
    </style:style>
    <style:style style:name="T16" style:family="text">
      <style:text-properties fo:font-size="10pt" fo:language="en" fo:country="GB" fo:font-style="italic" style:font-size-asian="10pt" style:font-style-asian="italic" style:font-size-complex="10pt"/>
    </style:style>
    <style:style style:name="T17" style:family="text">
      <style:text-properties fo:font-size="10pt" fo:language="fr" fo:country="FR" style:font-size-asian="10pt" style:language-asian="de" style:country-asian="DE" style:font-size-complex="10pt" style:language-complex="ar" style:country-complex="SA" style:font-weight-complex="bold"/>
    </style:style>
    <style:style style:name="T18" style:family="text">
      <style:text-properties fo:font-size="10pt" fo:language="fr" fo:country="FR" style:font-size-asian="10pt" style:language-asian="de" style:country-asian="DE" style:font-size-complex="10pt" style:language-complex="ar" style:country-complex="SA" style:font-style-complex="italic"/>
    </style:style>
    <style:style style:name="T19" style:family="text">
      <style:text-properties fo:font-size="10pt" fo:language="fr" fo:country="FR" style:font-size-asian="10pt" style:font-size-complex="10pt"/>
    </style:style>
    <style:style style:name="T20" style:family="text">
      <style:text-properties fo:color="#ff3366" loext:opacity="100%"/>
    </style:style>
    <style:style style:name="T21" style:family="text">
      <style:text-properties fo:font-size="11pt" fo:language="de" fo:country="DE" style:font-size-asian="11pt" style:font-size-complex="11pt"/>
    </style:style>
    <style:style style:name="T22" style:family="text">
      <style:text-properties fo:font-size="11pt" fo:language="de" fo:country="DE" style:text-underline-style="none" style:font-size-asian="11pt" style:font-size-complex="11pt"/>
    </style:style>
    <style:style style:name="T23" style:family="text">
      <style:text-properties fo:color="#ff3333" loext:opacity="100%"/>
    </style:style>
    <style:style style:name="T24" style:family="text">
      <style:text-properties fo:language="de" fo:country="DE" fo:font-style="normal" style:font-style-asian="normal" style:font-style-complex="normal"/>
    </style:style>
    <style:style style:name="T25" style:family="text">
      <style:text-properties fo:color="#000000" loext:opacity="100%" fo:font-size="10pt" fo:font-weight="bold" fo:background-color="#f2f2f2" loext:char-shading-value="0" style:font-size-asian="10pt" style:language-asian="en" style:country-asian="US" style:font-weight-asian="bold" style:font-name-complex="Arial2" style:font-size-complex="10pt" style:font-weight-complex="bold"/>
    </style:style>
    <style:style style:name="T26" style:family="text">
      <style:text-properties fo:color="#000000" loext:opacity="100%" fo:font-size="10pt" fo:background-color="#f2f2f2" loext:char-shading-value="0" style:font-size-asian="10pt" style:language-asian="en" style:country-asian="US" style:font-name-complex="Arial2" style:font-size-complex="10pt"/>
    </style:style>
    <style:style style:name="T27" style:family="text">
      <style:text-properties fo:color="#000000" loext:opacity="100%" style:font-name="Arial1" fo:font-size="10pt" fo:language="de" fo:country="DE" fo:font-weight="bold" fo:background-color="#f2f2f2" loext:char-shading-value="0" style:font-size-asian="10pt" style:language-asian="en" style:country-asian="US" style:font-weight-asian="bold" style:font-name-complex="Arial2" style:font-size-complex="10pt" style:font-weight-complex="bold"/>
    </style:style>
    <style:style style:name="T28" style:family="text">
      <style:text-properties fo:color="#000000" loext:opacity="100%" fo:background-color="#f2f2f2" loext:char-shading-value="0" style:language-asian="en" style:country-asian="US" style:font-name-complex="Arial2"/>
    </style:style>
    <style:style style:name="T29" style:family="text">
      <style:text-properties fo:font-style="italic" style:font-style-asian="italic" style:font-style-complex="italic"/>
    </style:style>
    <style:style style:name="T30" style:family="text">
      <style:text-properties fo:font-style="italic" officeooo:rsid="00249c22" style:font-style-asian="italic" style:font-style-complex="italic"/>
    </style:style>
    <style:style style:name="T31" style:family="text">
      <style:text-properties fo:font-style="italic" officeooo:rsid="002bdbc2" style:font-style-asian="italic" style:font-style-complex="italic"/>
    </style:style>
    <style:style style:name="T32" style:family="text">
      <style:text-properties fo:font-style="italic" officeooo:rsid="001d095d" style:font-style-asian="italic" style:font-style-complex="italic"/>
    </style:style>
    <style:style style:name="T33" style:family="text">
      <style:text-properties fo:font-style="italic" officeooo:rsid="002dc12e" style:font-style-asian="italic" style:font-style-complex="italic"/>
    </style:style>
    <style:style style:name="T34" style:family="text">
      <style:text-properties fo:font-style="italic" officeooo:rsid="002b2367" style:font-style-asian="italic" style:font-style-complex="italic"/>
    </style:style>
    <style:style style:name="T35" style:family="text">
      <style:text-properties fo:font-weight="bold" style:font-weight-asian="bold" style:font-weight-complex="bold"/>
    </style:style>
    <style:style style:name="T36" style:family="text">
      <style:text-properties fo:font-weight="bold" officeooo:rsid="0027f64f" style:font-weight-asian="bold" style:font-weight-complex="bold"/>
    </style:style>
    <style:style style:name="T37" style:family="text">
      <style:text-properties fo:font-weight="bold" officeooo:rsid="002dc12e" style:font-weight-asian="bold" style:font-weight-complex="bold"/>
    </style:style>
    <style:style style:name="T38" style:family="text">
      <style:text-properties fo:font-weight="bold" officeooo:rsid="002b2367" style:font-weight-asian="bold" style:font-weight-complex="bold"/>
    </style:style>
    <style:style style:name="T39" style:family="text">
      <style:text-properties fo:font-weight="bold" officeooo:rsid="00398e6f" style:font-weight-asian="bold" style:font-weight-complex="bold"/>
    </style:style>
    <style:style style:name="T40" style:family="text">
      <style:text-properties fo:font-weight="bold" officeooo:rsid="003c516d" style:font-weight-asian="bold" style:font-weight-complex="bold"/>
    </style:style>
    <style:style style:name="T41" style:family="text">
      <style:text-properties officeooo:rsid="0022f87d"/>
    </style:style>
    <style:style style:name="T42" style:family="text">
      <style:text-properties officeooo:rsid="00249c22"/>
    </style:style>
    <style:style style:name="T43" style:family="text">
      <style:text-properties officeooo:rsid="0024d3c9"/>
    </style:style>
    <style:style style:name="T44" style:family="text">
      <style:text-properties officeooo:rsid="00263aca"/>
    </style:style>
    <style:style style:name="T45" style:family="text">
      <style:text-properties officeooo:rsid="0027f64f"/>
    </style:style>
    <style:style style:name="T46" style:family="text">
      <style:text-properties fo:font-weight="normal" style:font-weight-asian="normal" style:font-weight-complex="normal"/>
    </style:style>
    <style:style style:name="T47" style:family="text">
      <style:text-properties fo:font-weight="normal" officeooo:rsid="0027f64f" style:font-weight-asian="normal" style:font-weight-complex="normal"/>
    </style:style>
    <style:style style:name="T48" style:family="text">
      <style:text-properties fo:font-weight="normal" officeooo:rsid="002dc12e" style:font-weight-asian="normal" style:font-weight-complex="normal"/>
    </style:style>
    <style:style style:name="T49" style:family="text">
      <style:text-properties officeooo:rsid="0029952b"/>
    </style:style>
    <style:style style:name="T50" style:family="text">
      <style:text-properties officeooo:rsid="002b2367"/>
    </style:style>
    <style:style style:name="T51" style:family="text">
      <style:text-properties officeooo:rsid="002b818c"/>
    </style:style>
    <style:style style:name="T52" style:family="text">
      <style:text-properties officeooo:rsid="002bdbc2"/>
    </style:style>
    <style:style style:name="T53" style:family="text">
      <style:text-properties fo:font-style="normal" style:font-style-asian="normal" style:font-style-complex="normal"/>
    </style:style>
    <style:style style:name="T54" style:family="text">
      <style:text-properties fo:font-style="normal" officeooo:rsid="002bdbc2" style:font-style-asian="normal" style:font-style-complex="normal"/>
    </style:style>
    <style:style style:name="T55" style:family="text">
      <style:text-properties fo:font-style="normal" officeooo:rsid="00398e6f" style:font-style-asian="normal" style:font-style-complex="normal"/>
    </style:style>
    <style:style style:name="T56" style:family="text">
      <style:text-properties officeooo:rsid="002dc12e"/>
    </style:style>
    <style:style style:name="T57" style:family="text">
      <style:text-properties officeooo:rsid="002f7f38"/>
    </style:style>
    <style:style style:name="T58" style:family="text">
      <style:text-properties officeooo:rsid="001d095d"/>
    </style:style>
    <style:style style:name="T59" style:family="text">
      <style:text-properties officeooo:rsid="0031d098"/>
    </style:style>
    <style:style style:name="T60" style:family="text">
      <style:text-properties officeooo:rsid="0032f5b8"/>
    </style:style>
    <style:style style:name="T61" style:family="text">
      <style:text-properties officeooo:rsid="0034dd64"/>
    </style:style>
    <style:style style:name="T62" style:family="text">
      <style:text-properties officeooo:rsid="0036f1e5"/>
    </style:style>
    <style:style style:name="T63" style:family="text">
      <style:text-properties officeooo:rsid="00398e6f"/>
    </style:style>
    <style:style style:name="T64" style:family="text">
      <style:text-properties officeooo:rsid="003d3552"/>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e6e6e6" text:dont-balance-text-columns="false"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Guidelines" text:protected="true">
        <text:p text:style-name="P26">Guidelines für die Einreichung von Beiträgen zu DHd-Konferenzen </text:p>
        <text:p text:style-name="Standard">Das ist die Dokumentvorlage der internationalen Konferenzen von "Digital Humanities im deutschsprachigen Raum" (DHd). Bitte, lesen Sie den Text genau und folgen Sie unbedingt den folgenden Anleitungen. Nur wenn Sie den Anleitungen genau folgen, kann Ihr Text in ein TEI-konformes Dokument konvertiert und im Abstract-Band veröffentlicht werden kann.</text:p>
        <text:p text:style-name="Standard"/>
        <text:p text:style-name="Standard">Die Dokumentvorlage besteht aus Abschnitten, die grau hinterlegt sind, wie der Abschnitt, den Sie gerade lesen. Diese Abschnitte können nicht editiert werden. Sie werden bei der TEI-Konvertierung automatisch verarbeitet. In den editierbaren Abschnitten benutzen Sie bitte nur die Formatvorlagen, die in diese Dokumentvorlage eingebunden sind, also die, die "DH-[Name der Formatvorlage]" heißen:</text:p>
        <text:p text:style-name="Standard"/>
        <text:list text:style-name="WWNum17">
          <text:list-item>
            <text:p text:style-name="P29">DH-Default (entspricht “Standard”)</text:p>
          </text:list-item>
          <text:list-item>
            <text:p text:style-name="P30">DH-Subtitle (entspricht “Untertitel”)</text:p>
          </text:list-item>
          <text:list-item>
            <text:p text:style-name="P30">DH-Heading1 (entspricht “Überschrift1”)</text:p>
          </text:list-item>
          <text:list-item>
            <text:p text:style-name="P30">DH-Heading2 (entspricht “Überschrift2”)</text:p>
          </text:list-item>
          <text:list-item>
            <text:p text:style-name="P30">DH-Heading3 (entspricht “Überschrift3”)</text:p>
          </text:list-item>
          <text:list-item>
            <text:p text:style-name="P30">DH-Quotation (entspricht “Blockzitat”)</text:p>
          </text:list-item>
        </text:list>
        <text:p text:style-name="Standard"/>
        <text:p text:style-name="P10">Darüber hinaus werden Bilder, Links, Listen und Tabellen sowie die folgenden Formatierungen unterstützt:</text:p>
        <text:p text:style-name="Standard"/>
        <text:list text:style-name="WWNum18">
          <text:list-item>
            <text:p text:style-name="P31">Fett</text:p>
          </text:list-item>
          <text:list-item>
            <text:p text:style-name="P31">Kursiv</text:p>
          </text:list-item>
          <text:list-item>
            <text:p text:style-name="P31">Unterstrichen</text:p>
          </text:list-item>
        </text:list>
        <text:p text:style-name="Standard"/>
        <text:p text:style-name="Standard">Es gibt drei editierbare Abschnitte:</text:p>
        <text:list text:style-name="WWNum19">
          <text:list-item>
            <text:p text:style-name="P32">einen Abschnitt, wo Sie, wenn Sie wollen, einen Untertitel einfügen können</text:p>
          </text:list-item>
          <text:list-item>
            <text:p text:style-name="P32">einen Abschnitt, in den Sie alle Kapitel Ihres Beitrags einfügen</text:p>
          </text:list-item>
          <text:list-item>
            <text:p text:style-name="P32">einen Abschnitt für die Bibliographie.</text:p>
          </text:list-item>
        </text:list>
        <text:p text:style-name="Standard"/>
        <text:p text:style-name="Standard">Bitte beachten Sie die folgenden Hinweise zur schriftlichen Ausarbeitung:</text:p>
        <text:p text:style-name="Standard"/>
        <text:p text:style-name="P17"><text:span text:style-name="T27">Bilder</text:span><text:span text:style-name="T26"> müssen mindestens eine Auflösung von 200x200 Pixel haben. TIFF wird bisher nicht unterstützt.</text:span></text:p>
        <text:p text:style-name="P19"> </text:p>
        <text:p text:style-name="P17"><text:span text:style-name="T25">Fußnoten</text:span><text:span text:style-name="T26"> benutzen Sie bitte nur für zusätzliche Bemerkungen und nicht für einfache bibliographische Angaben.</text:span></text:p>
        <text:p text:style-name="P19"> </text:p>
        <text:p text:style-name="P17"><text:span text:style-name="T25">Quellenangaben</text:span><text:span text:style-name="T26"> machen Sie direkt im Text. Zitate innerhalb des Textes erscheinen in Klammern als (Thaller, 1997) oder, wenn der Name der Autor:innen im Text selbst erscheint, als Thaller (1997). Mehrere Werke einer Autorin werden chronologisch geordnet. Bei Mehrdeutigkeit wird die Jahreszahl durch Kleinbuchstaben ergänzt. Behandeln Sie Doppelautor:innen wie in (Aho und Ullman, 1972), schreiben Sie aber wie in (Chandra et al., 1981), wenn mehr als zwei Autor:innen beteiligt sind. Fassen Sie Mehrfachzitate zusammen wie in (Thaller, 1997; Aho und Ullman, 1972). Von einer Autor:in veröffentlichte Werke stehen vor Werken, die von mehreren Autor:innen zusammen veröffentlicht wurden. Verzichten Sie auf vollständige Zitate (z.B. von Titeln) als Satzbestandteile.</text:span></text:p>
        <text:p text:style-name="P19"> </text:p>
        <text:p text:style-name="P17"><text:span text:style-name="T25">Wörtliche Zitate</text:span><text:span text:style-name="T26">, die mindestens 5 Zeilen lang sind, erscheinen mit Hilfe der Formatvorlage "DH-</text:span><text:span text:style-name="T28"> </text:span><text:span text:style-name="T26">Quotation" in kleinerer Schrift und linksbündig. Für kürzere Zitate im Text benutzen Sie bitte doppelte Anführungszeichen. Für Zitate innerhalb von Zitaten benutzen Sie einfache Anführungszeichen.</text:span></text:p>
        <text:p text:style-name="P19"> </text:p>
        <text:p text:style-name="P17"><text:span text:style-name="T25">Programmcode</text:span><text:span text:style-name="T26"> soll als Bild oder Formel erscheinen.</text:span></text:p>
        <text:p text:style-name="P19"> </text:p>
        <text:p text:style-name="P17"><text:span text:style-name="T25">Bibliographie:</text:span><text:span text:style-name="T26"> Das alphabetisch geordnete Literaturverzeichnis, das am Ende des Artikels erscheint, erhält die Überschrift "Bibliographie". Bitte verwenden Sie das Chicago Manual of Style (author-date, Deutsch), wie in den Beispielen unten gezeigt. Die ersten Autor:innen werden mit &lt;Nachname&gt;, &lt;Vorname&gt; aufgeführt. Folgende Autor:innen werden mit &lt;Vorname&gt; &lt;Nachname&gt; aufgeführt. Mehrere Werke derselben Autor:in werden chronologisch geordnet. Bei Mehrdeutigkeit wird die Jahreszahl durch Kleinbuchstaben ergänzt. Werke, die von einer Autor:in veröffentlicht wurden, stehen vor den Werken, die von mehreren Autor:innen gemeinsam veröffentlicht wurden. Bei elektronischer </text:span><text:soft-page-break/><text:span text:style-name="T26">Veröffentlichung geben Sie die vollständige URL an. Für die Gestaltung der Bibliographie folgen Sie bitte den unten stehenden Beispielen.</text:span></text:p>
        <text:p text:style-name="P20"> </text:p>
        <text:p text:style-name="P4"/>
        <text:p text:style-name="P15"><text:span text:style-name="Strong"><text:span text:style-name="T3">Guntai, Martin und Hubert Laitko.</text:span></text:span><text:span text:style-name="T2"> </text:span><text:span text:style-name="T1">1987. </text:span><text:span text:style-name="Emphasis"><text:span text:style-name="T4">"Enstehung und Wesen wissenschaftlicher Disziplinen."</text:span></text:span><text:span text:style-name="T6"> </text:span><text:span text:style-name="Emphasis"><text:span text:style-name="T4">In Der Ursprung der modernen Wissenschaften. Studien zur Entstehung wissenschaftlicher Disziplinen, hg. von John d’Agata, 17-89. Berlin: Akademie Verlag.</text:span></text:span></text:p>
        <text:p text:style-name="P15"><text:span text:style-name="Strong"><text:span text:style-name="T3">Moulin, Claudine</text:span></text:span><text:span text:style-name="T2">.</text:span><text:span text:style-name="T1"> 2004. "Das morphematische Prinzip bei den Grammatikern des 16. und 17. </text:span><text:span text:style-name="T8">Jahrhunderts." </text:span><text:span text:style-name="T11">Sprachwissenschaft</text:span><text:span text:style-name="T13"> </text:span><text:span text:style-name="T8">29: 33-73.</text:span></text:p>
        <text:p text:style-name="P15"><text:span text:style-name="Strong"><text:span text:style-name="T9">Nerbonne, John</text:span></text:span><text:span text:style-name="T12">.</text:span><text:span text:style-name="T8"> 2005. </text:span><text:span text:style-name="Emphasis"><text:span text:style-name="T10">"Computational Contributions to the Humanities." Literary and Linguistic Computing 10.1093/llcl/fqh041.</text:span></text:span></text:p>
        <text:p text:style-name="P15"><text:span text:style-name="Strong"><text:span text:style-name="T17">Nicolle, Anne, Jean-Marie Pierrel, Laurent Romary, Gérard Sabah, Anne Vilnat and Jean Vivier. </text:span></text:span><text:span text:style-name="T19"><text:s/>1998. </text:span><text:span text:style-name="Emphasis"><text:span text:style-name="T18">Machine, Langue et Dialogue</text:span></text:span><text:span text:style-name="T19">. </text:span><text:span text:style-name="T8">Paris: L'Harmattan.</text:span></text:p>
        <text:p text:style-name="P15"><text:span text:style-name="Strong"><text:span text:style-name="T9">Nyhan, Julianne.</text:span></text:span><text:span text:style-name="T8"> 2006. “The application of XML to the historical lexicography of Old, Middle and early modern Irish: a lexicon-based analysis.” PhD diss., University College Cork.</text:span></text:p>
        <text:p text:style-name="P15"><text:span text:style-name="Strong"><text:span text:style-name="T14">Richardson, Stephen D. und Lisa Braden-Harder. </text:span></text:span><text:span text:style-name="T15">1988. "The Experience of Developing a Large-Scale Natural Language Text Processing System: CRITIQUE." In </text:span><text:span text:style-name="T16">Proceedings of the Second Conference on Applied Natural Language Processing</text:span><text:span text:style-name="T15">, 195-202.</text:span></text:p>
        <text:p text:style-name="P16"><text:span text:style-name="Strong"><text:span text:style-name="T3">Veit, Joachim</text:span></text:span><text:span text:style-name="T2">.</text:span><text:span text:style-name="T1"> 2006. "Musikwissenschaft und Computerphilologie – eine schwierige Liaison?" In </text:span><text:span text:style-name="T7">Jahrbuch für Computerphilologie</text:span><text:span text:style-name="T1"> 7: 67–92. http://computerphilologie.tu-darmstadt.de/jahrbuch/jb7-content.html (zugegriffen: 29. September 2016).</text:span></text:p>
        <text:p text:style-name="P5"/>
        <text:p text:style-name="P15"><text:span text:style-name="Strong"><text:span text:style-name="T5">Die Guidelines und das Template lagen ursprünglich nur in einer US-englischen Fassung vor. Sie wurden von Elisabeth Burr (Lehrstuhl für französische, frankophone und italienische Sprachwissenschaft, Universität Leipzig) und Aramís Concepción Durán (Student der Informatik, Universität Halle) zwischen dem 04. und 09.09.2015 ins Deutsche übertragen, lokalisiert und mehrfach getestet. Die Erläuterungen zu Quellenangaben und Bibliographie wurden von Thomas Haider an der Universität Passau angepasst.</text:span></text:span></text:p>
        <text:p text:style-name="P6"/>
        <text:p text:style-name="P11"/>
      </text:section>
      <text:section text:style-name="Sect2" text:name="TitleInfoPre" text:protected="true">
        <text:p text:style-name="P7">Der Titel Ihres Beitrags – <text:span text:style-name="T23">dieses Feld kann nicht editiert werden</text:span>.</text:p>
      </text:section>
      <text:section text:style-name="Sect1" text:name="Title from ConfTool" text:protected="true">
        <text:p text:style-name="P1">Cross-Linguistic Data Formats (CLDF): D’où Venons Nous? Que Sommes Nous? Où Allons Nous?</text:p>
      </text:section>
      <text:section text:style-name="Sect2" text:name="TitleInfoPost" text:protected="true">
        <text:p text:style-name="P13">Fügen Sie bei Bedarf einen Untertitel hinzu: </text:p>
      </text:section>
      <text:p text:style-name="DH-Subtitle"/>
      <text:section text:style-name="Sect2" text:name="AuthorsInfoPre">
        <text:p text:style-name="P8"><text:span text:style-name="T24">Information zum Autor / zur Autorin – </text:span><text:s/><text:span text:style-name="T20">dieses Feld kann nicht editiert werden.</text:span> </text:p>
      </text:section>
      <text:section text:style-name="Sect3" text:name="Authors from ConfTool" text:protected="true">
        <text:p text:style-name="P8">Robert Forkel (robert_forkel@eva.mpg.de), Max-Planck-Institut für Evolutionäre Anthropologie</text:p>
        <text:p text:style-name="P8">Johann-Mattis List (Mattis.List@uni-passau.de), Universität Passau, Deutschland; Max-Planck-Institut für Evolutionäre Anthropologie</text:p>
      </text:section>
      <text:section text:style-name="Sect2" text:name="AuthorsInfoPost" text:protected="true">
        <text:p text:style-name="P13">Haupttextkörper – fügen Sie Ihren Text und Ihre Bilder hier ein:</text:p>
      </text:section>
      <text:p text:style-name="DH-Default">Im Jahre 2024 blicken wir auf 10 bewegte Jahre zurück, in denen wir uns nun dafür eingesetzt haben sprachübergreifende Datenformate in der vergleichenden und typologischen Sprachforschung als einen Standard zu etablieren, <text:span text:style-name="T41">der</text:span> Kuratierung, Analyse, und das Teilen von Forschungsdaten im Bereich der digitalen Linguistik erleichtert. <text:span text:style-name="T41">Diese Standardisierung erschließt</text:span> große Datensätze nicht nur für die sprachwissenschaftliche orientierte Forschung im Spezielle<text:span text:style-name="T41">n</text:span>, sondern auch für die digital orientierte geisteswissenschaftliche Forschung im Allgemeinen. </text:p>
      <text:p text:style-name="DH-Heading"><text:bookmark-start text:name="etablierung-von-standardformaten-in-den-dh"/>Etablierung von Standardformaten in den DH<text:bookmark-end text:name="etablierung-von-standardformaten-in-den-dh"/></text:p>
      <text:p text:style-name="P27">Die “Cross-Linguistic Data Formats”-Initiative (CLDF, <text:a xlink:type="simple" xlink:href="https://cldf.clld.org/" text:style-name="Internet_20_link" text:visited-style-name="Visited_20_Internet_20_Link">https://cldf.clld.org</text:a>) – versucht, ein Standardformat für Daten in der Vergleichenden Sprachforschung zu etablieren, um die Entwicklung von Methoden im Bereich der sprachlichen Diversitätsforschung von der Pflege einzelner Datensätze zu entkoppeln. Wie in anderen Bereichen der Digital Humanities befindet man sich hier in der Zwickmühle zwischen “zu simpel” und “zu kompliziert”: generalisierbare “gut genug”-Lösungen zu finden erweist sich als schwierig. Zwar konnten Datensammlungen aus den Digital Humanities in den letzten Jahren oft durch immer bessere Web<text:span text:style-name="T43">a</text:span>pplikationen deutlich an Sichtbarkeit gewinnen (im Bereich der Sprachtypologie prominent vertreten durch Projekte wie den World Atlas of Language Structures Online, Dryer and Haspelmath 2013, <text:a xlink:type="simple" xlink:href="https://wals.info/" text:style-name="Internet_20_link" text:visited-style-name="Visited_20_Internet_20_Link">https://wals.info</text:a>), zugleich bedeutete aber die Kopplung zwischen Daten und ihrer Präsentation im Web eine Abhängigkeit von den kurzen <text:span text:style-name="T29">Hype Cycles</text:span> der Webtechnologien, die (verstärkt durch die kurzen Beschäftigungszyklen im akademischen Bereich) einer Etablierung von Standards durch langfristige <text:span text:style-name="T29">Communities of Practice</text:span> entgegenwirkten.</text:p>
      <text:p text:style-name="P21"><text:span text:style-name="T42">Bereits 2014 entwickelte sich aus einem Publikationsprojekt für Datensammlungen die Idee, aus den applikationsspezifischen Datenbanken von Web</text:span><text:span text:style-name="T43">a</text:span><text:span text:style-name="T42">pplikationen ein gemeinsames Datenmodell zu extrahieren, dass die Spezifikation einer Datenzugriffs-</text:span><text:span text:style-name="T30">API</text:span><text:span text:style-name="T42"> erlaubt. Dank ausreichend langer Förderung durch die Max-Planck-Gesellschaft und den Europäischen Forschungsrat (im Rahmen mehrerer Projekte über 10 Jahre hinweg) konnte diese Idee </text:span><text:soft-page-break/><text:span text:style-name="T42">Realität werden. Gesicherte Förderung bis mindestens Ende 2027 wird uns helfen, den CLDF Standard weiter zu etablieren und insbesondere ein geeignetes Modell für die weitere Pflege des Standards durch die Nutzergemeinde zu finden.</text:span></text:p>
      <text:p text:style-name="DH-Heading"><text:bookmark-start text:name="woher-kommen-wir"/>Woher kommen wir?<text:bookmark-end text:name="woher-kommen-wir"/></text:p>
      <text:p text:style-name="DH-Default">Auch für sprachübergreifende Datensätze galt lange Zeit: Die Webapplikation <text:span text:style-name="T35">ist</text:span> die Datenbank. Zugang zu Daten und Pflege von Daten erfolgte also durch die Applikation (“through the web”), und die Frage der Generalisierbarkeit von Lösungen wurde in erster Linie als Suche nach einem Content-Management-System verstanden, das idealerweise nicht nur das Kuratieren und Teilen von sprachübergreifenden Daten erleichtern, sondern auch der gleichzeitigen Publikation dienen sollte. Das im <text:a xlink:type="simple" xlink:href="https://clld.org/" text:style-name="Internet_20_link" text:visited-style-name="Visited_20_Internet_20_Link"><text:span text:style-name="Definition">CLLD Projekt</text:span></text:a> entwickelte <text:span text:style-name="Source_5f_Text">clld</text:span>-Framework stellte einen weiteren Schritt in diese Richtung dar. Zwar konnten mehrere bekannte Datensätze (etwa WALS, <text:a xlink:type="simple" xlink:href="https://wals.info/" text:style-name="Internet_20_link" text:visited-style-name="Visited_20_Internet_20_Link">https://wals.info</text:a>, APiCS, <text:a xlink:type="simple" xlink:href="https://apics-online.info/" text:style-name="Internet_20_link" text:visited-style-name="Visited_20_Internet_20_Link">https://apics-online.info</text:a>, und Glottolog, <text:a xlink:type="simple" xlink:href="https://glottolog.org/" text:style-name="Internet_20_link" text:visited-style-name="Visited_20_Internet_20_Link">https://glottolog.org</text:a>) durch <text:span text:style-name="T44">CLLD-</text:span>Appli<text:span text:style-name="T43">k</text:span>ationen im Web zugänglich gemacht werden, aber dennoch stellte sich im Laufe des Projekts heraus, dass – insbesondere etablierte Datensammlungen – typischerweise schon etablierte Kurationsworkflows aufwiesen, und sich die Aufgabe der Web<text:span text:style-name="T43">a</text:span>pplikation damit auf Konsistenz-Prüfung und Datenpublikation reduzierte. Diese Funktionseinschränkung war zwar ein Dämpfer für die Hoffnung auf ein sprachübergreifendes CMS, erwies sich aber als essentiell für das Verstehen der Schnittstelle<text:span text:style-name="T43">n</text:span> zwischen Datenpflege, Datenpublikation und Datenverwendung – also CLDF.</text:p>
      <text:p text:style-name="DH-Default">Während sprachübergreifende Daten auch in einer großen Bandbreite von Komplexität auftreten – von einfachen Wortlisten zu syntaktischen Dependency-Trees (vgl. Marneffe et al. 2021, <text:a xlink:type="simple" xlink:href="https://universaldependencies.org/" text:style-name="Internet_20_link" text:visited-style-name="Visited_20_Internet_20_Link">https://universaldependencies.org</text:a>) – gibt es doch mittlerweile einige Analyse-Verfahren, die klar umrissene, einfache Daten als Grundlage haben, wie z. B. phylogenetische Methoden, die auf kognatenkodierten Wortlisten basieren (Tresoldi et al. 2022), oder typologisch-quantitative Methoden, die mit Daten typologischer Surveys arbeiten (Blasi et al. 2019). Eine Fokussierung auf den <text:span text:style-name="T29">Input</text:span> etablierter Methoden – ohne auf volle Abdeckung des Spektrums an möglichen Daten abzuzielen – versprach deshalb einen gangbaren Weg zur Etablierung von standardisierten Datenformaten.</text:p>
      <text:p text:style-name="DH-Default">Bei der ersten DHd Konferenz im Jahr 2014 in Passau, wurde das CLLD Projekt mit einem Poster vorgestellt. Mit WALS und Glottolog gab es zu diesem Zeitpunkt schon prominente Datenbanken, die sprachübergreifende Daten als CLLD-Applikation zugänglich machten. Das Poster beschreibt CLLD-Applikationen als Plattform, um eine “emerging API between data publications and tools” zu “entdecken”. In den 10 Jahren seitdem konnte diese Chance erfreulicherweise genutzt werden. Mit CLDF konnte das CLLD-Datenmodell in einen plattformunabhängigen Standard überführt werden, der mittlerweile die computergestützte <text:soft-page-break/>Forschung in vielen Bereichen der digital orientierten Vergleichenden Sprachwissenschaften erleichtert – oder erst möglich macht. Einige Pläne der ersten Jahre stellten sich aber auch als Irrwege heraus, die dennoch vielleicht als generalisierbare Lehren für Standardisierungsbemühungen in anderen Wissenschaftssparten dienen können.</text:p>
      <text:p text:style-name="DH-Heading"><text:bookmark-start text:name="wer-sind-wir"/>Wer sind wir?<text:bookmark-end text:name="wer-sind-wir"/></text:p>
      <text:p text:style-name="DH-Default">Nach fast 10 Jahren Arbeit an CLDF und 5 Jahren seit Publikation der ersten Version des Standards (Forkel et al. 2018) formt sich nach und nach das Bild eines Datenökosystems, in dem tatsächlich einige Probleme, die früher allgegenwärtig waren, verschwunden sind.</text:p>
      <text:p text:style-name="P23">CLDF ist eine Spezifikation für ein Paketformat für sprachübergreifende Datensätze, die inzwischen eine Vielzahl von regelmäßig wiederkehrenden Datentypen abdeckt, die von Wortlisten (<text:a xlink:type="simple" xlink:href="https://lexibank.clld.org/" text:style-name="Internet_20_link" text:visited-style-name="Visited_20_Internet_20_Link">https://lexibank.clld.org</text:a>, List et al. 2022) über tabellarische Sammlungen sprachtypologischer Merkmale (<text:a xlink:type="simple" xlink:href="https://grambank.clld.org/" text:style-name="Internet_20_link" text:visited-style-name="Visited_20_Internet_20_Link">https://grambank.clld.org</text:a>, Skirgård et al. 2023) bis hin zu interlinearglossiertem Text reicht (vgl. <text:a xlink:type="simple" xlink:href="https://apics-online.org/" text:style-name="Internet_20_link" text:visited-style-name="Visited_20_Internet_20_Link">https://apics-online.org</text:a>, Michaelis et al. 2013) und auch eine Integration verschiedener Datentypen ermöglicht (vgl. <text:a xlink:type="simple" xlink:href="https://tppsr.clld.org/" text:style-name="Internet_20_link" text:visited-style-name="Visited_20_Internet_20_Link">https://tppsr.clld.org</text:a>, Geisler <text:span text:style-name="T59">et al. </text:span>2021).</text:p>
      <text:p text:style-name="P23">Da viele der quantitativ genutzten Daten auch in der Linguistik im Grunde tabular sind, bot es sich an, die W3C recommendation für “CSV on the Web (CSVW)” (<text:a xlink:type="simple" xlink:href="https://csvw.org/" text:style-name="Internet_20_link" text:visited-style-name="Visited_20_Internet_20_Link">https://csvw.org</text:a>, Gower 2021) zur Grundlage zu nehmen, um ein relationales Datenmodell zu formulieren.</text:p>
      <text:p text:style-name="P28">Wie oben erwähnt folgt CLDF dem Designprinzip, nur solche Aspekte der Daten zu standardisieren, die eine durch Analysemethoden klar spezifizierte Semantik haben. “Expressive adequacy” im (umfassenden) Sinn von Ide et al. <text:span text:style-name="T49">(</text:span>2003<text:span text:style-name="T49">)</text:span> wird also nicht angestrebt. Spielraum für erweiterte Anwendbarkeit und damit Raum zum Erproben von Kandidaten für weitere Standardisierung wird in CLDF durch den zugrundeliegenden CSVW Standard erreicht: Jeder CLDF Datensatz besteht aus tabularen Daten, die als CSV Dateien serialisiert sind, und deren Zusammenhang durch eine Metadatendatei CSVW-konform bescrieben wird. Damit können CLDF Datensätze transparent durch zusätzliche Tabellen und Spalten erweitert werden, für die weiterhin “technische” Metadaten per CSVW spezifiziert werden können, die aber (noch) keine Rolle im CLDF Datenmodell spielen. Eine zu myopische Entwicklung des Standards war dennoch nicht zu befürchten, da eine pragmatische Adäquatheit schon allein dadurch gewährleistet war, dass unter den Datensätzen, die als <text:span text:style-name="T29">proof-of-concept</text:span> in CLDF umgewandelt wurden, “Flaggschiffe” wie WALS und Glottolog waren – also genau solche Datensätze, die auch schon vor CLDF große Nachnutzung erfuhren.</text:p>
      <text:p text:style-name="DH-Default">Zwar adressiert ein Datenformat wie CLDF nur die I und R Komponente der FAIR Prinzipien nach Wilkinson et al. (2016), also <text:span text:style-name="T29">interoperability</text:span> und <text:span text:style-name="T29">reusability</text:span> (während <text:span text:style-name="T29">findability</text:span> und <text:span text:style-name="T29">accessibility</text:span> von anderen Aspekten abhängen, <text:span text:style-name="T45">unter anderem von standardisierten </text:span><text:soft-page-break/><text:span text:style-name="T36">Meta</text:span><text:span text:style-name="T47">daten – die immerhin transparent in CSVW integriert werden können</text:span>), aber wenn interoperable Daten erst einmal prinzipiell vorhanden sind (also erzeugt und in Publikationen verwendet werden), lassen sich F(indability) und A(ccessibility) wesentlich leichter als erstrebenswerte Ziele im wissenschaftlichen Betrieb verankern.</text:p>
      <text:p text:style-name="DH-Default"><text:bookmark-start text:name="cldf-und-interoperability"/>CLDF und Interoperability<text:bookmark-end text:name="cldf-und-interoperability"/>: CLDF addressiert das Interoperabilitätsproblem, indem das generische CSVW-Datenmodell mit linguistischer Semantik verknüpft wird. Da CSVW bereits eine Integration mit <text:span text:style-name="T29">Linked Data</text:span> vorsieht, kann das durch eine CLDF-Ontologie erfolgen. <text:span text:style-name="T29">Linked Data</text:span> erlaubt nicht nur das Einbinden von Ontologien, sondern auch das Referenzieren externer Objekte. Kuratierte Kataloge solcher Referenzobjekte bilden den zweiten Beitrag von CLDF zur Interoperabilität von Sprachdaten. So kann beispielsweise das Problem der Sprachidentifikation transparent gelöst werden, indem Datensätze auf Sprachvarietäten via Glottolog verweisen, den bisher größten Referenzkatalog für Sprachen, der mehr als <text:span text:style-name="T50">8</text:span>000 historische und kontemporäre Sprachvarietäten auflistet und systematisch mit verschiedenen Daten, wie Referenzen und Klassifikationen verlinkt (Forkel and Hammarström 2022). Mit dieser Blaupause können aber auch weitere Referenzkataloge operationalisiert werden, wie zum Beispiel das <text:span text:style-name="T29">Concepticon</text:span> (<text:a xlink:type="simple" xlink:href="https://concepticon.clld.org/" text:style-name="Internet_20_link" text:visited-style-name="Visited_20_Internet_20_Link">https://concepticon.clld.org</text:a>, List et al. 2023), als Katalog elizitierter Wortbedeutungen in Wortlisten, oder CLTS (Cross-Linguistic Transcription Systems, <text:a xlink:type="simple" xlink:href="https://clts.clld.org/" text:style-name="Internet_20_link" text:visited-style-name="Visited_20_Internet_20_Link">https://clts.clld.org</text:a>, List et al. 2021) als Katalog möglicher Sprachlaute.</text:p>
      <text:p text:style-name="DH-Default"><text:bookmark-start text:name="cldf-und-reusability"/>CLDF und Reusability<text:bookmark-end text:name="cldf-und-reusability"/>: CLDF, wie auch schon CSVW, ermöglicht es, Metadaten mit Datensätzen zu verknüpfen. Wird dieser Mechanismus genutzt, um Lizenz oder Provenienz von Daten zu beschreiben, kann damit die Grundlage für die Weiterverwendung (<text:span text:style-name="T29">data re-use</text:span>) gelegt werden. CLDF erhöht aber die Weiterverwendbarkeit von Daten auch auf andere Weise: Standardformate wie CLDF erlauben insbesondere die Entkopplung von Datensamlung und -pflege auf der einen Seite und die Weiterentwicklung von Analysemethoden auf der anderen Seite. Das bedeutet, dass CLDF-Datensätze im Laufe der Zeit immer “besser” werden – ohne dass sich die Datensätze noch ändern. Diesen Effekt sieht man besonders einfach bei der Weiterentwicklung von Visualisierungs- und Clustermethoden. So können Daten in der <text:span text:style-name="T29">Database of Cross-Linguistic Colexifications</text:span> (<text:span text:style-name="T59">CLICS, </text:span><text:a xlink:type="simple" xlink:href="https://clics.clld.org/" text:style-name="Internet_20_link" text:visited-style-name="Visited_20_Internet_20_Link">https://clics.clld.org</text:a>, Rzymski et al. 2020), welche Konzeptnetzwerke aus sprachübergreifenden Daten extrahiert und interaktiv visualisiert, nicht nur mit jedem neuen Clusteralgorithmus neu visualisiert werden, sondern sie können auch trotz gleichbleibender Daten aufgrund neuer Verfahren zur Datenanalyse zur Beantwortung verschiedenster Fragestellungen verwendet werden. <text:span text:style-name="T59">So könnte zum Beispiel die neue Methode zur Erstellung von Konzeptnetzerken aus Wörtern, die nur in Teilen Ähnlichkeiten aufweisen (</text:span>List 2023), <text:span text:style-name="T59">ohne Probleme auf die bestehenden CLICS-Daten angewendet werden, um diese Konzeptnetzwerke um eine weitere Dimension von konzeptueller Ähnlichkeit zu erweitern</text:span>.</text:p>
      <text:p text:style-name="P27"><text:soft-page-break/>Ein weiteres Designprizip von CLDF besteht darin, einfacher Datennutzung einen höheren Stellenwert einzuräumen als einfacher Datenproduktion. Während von einigen Designentscheidungen beide Nutzungsaspekte profitieren – etwa von der Beschränkung auf zeilenbasierte Textformate, die eine effektive Versionskontrolle mithilfe von tools wie <text:span text:style-name="T60">Git (</text:span><text:a xlink:type="simple" xlink:href="https://git-scm.com/" text:style-name="Internet_20_link" text:visited-style-name="Visited_20_Internet_20_Link"><text:span text:style-name="T60">https://git-scm.com/</text:span></text:a><text:span text:style-name="T60">)</text:span> erlauben – wurden andere Entscheidungen klar zu Lasten zukünftiger Datenproduzenten getroffen. Die Erfordernis von referenzieller Integrität innerhalb eines Datensatzes etwa bietet <text:span text:style-name="T60">für die Datennachnutzung</text:span> eine zusätzliche Garantie, während <text:span text:style-name="T60">ma in der Datenproduktion</text:span> auf das Vermeiden von “broken links” – wie sie etwa in HTML erlaubt sind – achten muss.</text:p>
      <text:p text:style-name="DH-Default">Dieser Nachteil wiegt allerdings weniger schwer, da – wie oben breits ausgeführt – viele relevante Datensammlungen sowieso über eigene Kurationsworkflows verfügen, d.h. eine Pflege der Daten in CLDF kaum stattfindet und eine Bereitstellung der Daten als CLDF in jedem Fall eine Konvertierung erfordert. Umgekehrt wird es durch ein spezifiziertes Ziel-format wie CLDF möglich, diese Konvertierung mit tools zu unterstützen.</text:p>
      <text:p text:style-name="DH-Default">Von den mittlerweile mehr als 200 CLDF Datensätzen, die auf Zenodo archiviert wurden (siehe <text:a xlink:type="simple" xlink:href="https://zenodo.org/search?q=keywords%3A%2Fcldf%3A%28Wordlist%7CStructureDataset%7CDictionary%7CGeneric%29%2F" text:style-name="Internet_20_link" text:visited-style-name="Visited_20_Internet_20_Link">https://zenodo.org/search?q=keywords%3A%2Fcldf%3A%28Wordlist%7CStructureDataset%7CDictionary%7CGeneric%29%2F</text:a>), werden denn auch viele per <text:span text:style-name="T61">C</text:span>ldf<text:span text:style-name="T61">B</text:span>ench (<text:a xlink:type="simple" xlink:href="https://pypi.org/project/cldfbench" text:style-name="Internet_20_link" text:visited-style-name="Visited_20_Internet_20_Link"><text:span text:style-name="T61">https://pypi.org/project/cldfbench</text:span></text:a><text:span text:style-name="T61">, </text:span>Forkel and List 2020) gepflegt. Dieser zusätzliche Aufwand bei der Datenpublikation wird aber spätestens dann wettgemacht, wenn ein Datensatz über längere Zeit gepflegt wird. Sobald sich nämlich nicht nur der Datensatz selbst ändert, sondern auch die Referenzkataloge, erweist sich die Konvertierung in CLDF als hilfreich, um möglichen Synchronisierungsbedarf zu signalisieren, oder im besten Fall eine automatische Synchronisierung durchzuführen.</text:p>
      <text:p text:style-name="DH-Heading"><text:bookmark-start text:name="wo-wollen-wir-hin"/>Wo wollen wir hin?<text:bookmark-end text:name="wo-wollen-wir-hin"/></text:p>
      <text:p text:style-name="P27">Die oben beschriebene Kombination aus spezifiziertem Zielformat und flexiblen Konvertierungswerkzeugen eröffnet ein grosses Potential für “neue” Datensätze via “retro-digitalisierung”. Nachdem etwa mit dem Linguistic Survey of India bereits nachgewiesen wurde, dass der Weg von der Buchseite zu CLDF gangbar ist, liest sich die mehr als 8000 Einträge umfassende Liste von bibliographischen Referenzen mit dem Schlagwort “wordlist“<text:span text:style-name="T64">=</text:span>” auf Glottolog (siehe <text:a xlink:type="simple" xlink:href="https://glottolog.org/langdoc?sEcho=2&amp;sSearch_7=wordlist" text:style-name="Internet_20_link" text:visited-style-name="Visited_20_Internet_20_Link">https://glottolog.org/langdoc?sEcho=2&amp;sSearch_7=wordlist</text:a>) wie eine operationalisierbare Aufgabenliste.</text:p>
      <text:p text:style-name="P27">Aber auch für noch nicht gesammelte Daten verbessert CLDF die Ausgangslage. So kann wesentlich einfacher ermittelt werden, welche Daten zu welchen Sprachen potentiell von Interesse sind. Eine effektive Katalogisierung der vorhandenen Datensätze erlaubt dann wesentlich gezielteren Einsatz von Mitteln (siehe etwa “Glottobank – ELDP small grants” <text:s/><text:soft-page-break/><text:a xlink:type="simple" xlink:href="https://www.eva.mpg.de/linguistic-and-cultural-evolution/events/2023-glottobank-eldp-small-grants/" text:style-name="Internet_20_link" text:visited-style-name="Visited_20_Internet_20_Link">https://www.eva.mpg.de/linguistic-and-cultural-evolution/events/2023-glottobank-eldp-small-grants/</text:a>).</text:p>
      <text:p text:style-name="P27">Eher ein zufälliger Nebeneffekt der Technologiewahl im CLDF-Standard könnte das größte Potential für die weitere Etablierung von CLDF bieten: Da CSVW – der CLDF zugrundeliegende W3C Standard – im Grunde ein Serialisierungsformat für relationale Daten darstellt, lassen sich alle CSVW-Datensätze (also auch alle CLDF-Datensätze) algorithmisch und klar definiert in relationale Datenbanksysteme <text:span text:style-name="T51">importieren</text:span>. Insbesondere SQLite (<text:a xlink:type="simple" xlink:href="https://sqlite.org/" text:style-name="Internet_20_link" text:visited-style-name="Visited_20_Internet_20_Link">https://sqlite.org</text:a>) – mit seiner Kombination aus Einfachheit, ubiquitärer Verfügbarkeit und Performanz – macht diese Eigenschaft zu einem bisher grob unterschätzten “Killer Feature” für zukünftige Anwendungen. Per SQL kann der Zugriff auf große Datenmengen oft um ein Vielfaches beschleunigt werden, wodurch sowohl explorative Datenanalyse als auch die Replizierbarkeit von publizierten Analysen wesentlich vereinfacht werden. Dies wird <text:span text:style-name="T51">beispielsweise</text:span> auch in der <text:span text:style-name="T51">auf dem</text:span> Lexibank-Repositorium (die bisher größte Sammlung sprachübergreifender Wortlisten, vgl. List et al. 2022) <text:span text:style-name="T51">basierenden</text:span> Webapplikation deutlich (<text:a xlink:type="simple" xlink:href="https://lexibank.clld.org/" text:style-name="Internet_20_link" text:visited-style-name="Visited_20_Internet_20_Link">https://lexibank.clld.org</text:a>). <text:span text:style-name="T51">A</text:span>ufgrund von vorberechneten abstrakten semantischen und phonetischen Repräsentationen, die alle vom CLDF-Standard abgedeckt werden, <text:span text:style-name="T51">wird es </text:span>möglich, in sekundenschnelle Hunderttausende von Wörtern auf phonetische und semantische Ähnlichkeit zu vergleichen (List et al. 2023). <text:span text:style-name="T51">CLDF liefert hier die Vergleichbarkeit, SQL die Ausdrucksmöglichkeiten für den Vergleichsalgorithmus und PostgreSQL die performante Implementierung.</text:span></text:p>
      <text:p text:style-name="P22">Im Idealfall wären bereits ausreichende Nutzbarkeit und Nutzung Garant für die Zukunft von CLDF. Um in der Forschung relevant zu bleiben, muss realistischerweise aber auch Anpassbarkeit gewährleistet sein. Aus technologischer Sicht sind die Voraussetzungen dafür gegeben. <text:span text:style-name="T52">Aus organisatorischer Sicht muss sich aber noch erweisen, ob das Modell von </text:span><text:span text:style-name="T31">open source software development </text:span><text:span text:style-name="T54">auf Dauer geeignet ist, die Entwicklung eines Standards zu steuern. Die nächsten 4 Jahre, in denen wir noch auf gesicherte Förderung zurückgreifen können, sollten aber hoffentlich ausreichen, ein Steuerungsmodell für die weitere Zukunft auf den Weg zu bringen.</text:span></text:p>
      <text:p text:style-name="DH-Heading"><text:bookmark-start text:name="schlussbetrachtung"/>Schlussbetrachtung<text:bookmark-end text:name="schlussbetrachtung"/></text:p>
      <text:p text:style-name="DH-Default">Mit unserer Arbeit an CLDF schauen wir auf nunmehr fast 10 Jahre zurück, in denen wir uns dafür eingesetzt haben, die Welt der Daten in der digital orientierten Vergleichenden Sprachforschung ein wenig vergleichbarer zu machen. Auch wenn wir auf dieser Reise viele ursprünglich anvisierte Meilensteine passieren konnten, sind wir längst noch nicht da angekommen, wo wir ursprünglich hinwollten. Wir denken jedoch, dass die Geschichte dieses sprachübergreifenden Standards, den wir nun schon so lange pflegen und ständig weiter modifizieren und ausbauen, nicht nur für einen linguistischen Forschungskreis <text:soft-page-break/>interessant ist, sondern dass es sich auch lohnt, sie im größeren Kontext der Digitalen Geisteswissenschaften zu erzählen.</text:p>
      <text:p text:style-name="P27"><text:span text:style-name="T58">Ob die Entwicklung von “kleinen” Standardisierungsbemühungen wie CLDF letztendlich Teil einer größeren Lösung wird, die auch komplexere Datentypen und größere Wissenschaftsbereiche umfasst (vgl. etwa die Bemühungen des Data for History Consortiums bzgl. </text:span><text:span text:style-name="T32">geo-historical data,</text:span><text:span text:style-name="T58"> </text:span><text:a xlink:type="simple" xlink:href="http://dataforhistory.org/" text:style-name="Internet_20_link" text:visited-style-name="Visited_20_Internet_20_Link"><text:span text:style-name="T58">http://dataforhistory.org</text:span></text:a><text:span text:style-name="T58">) oder vielleicht womöglich größere Lösungen erschwert, kann nur die Zukunft zeigen. Aber auch wenn sich der momentane Höhenflug von CSV (vgl. </text:span><text:a xlink:type="simple" xlink:href="https://csvconf.com/" text:style-name="Internet_20_link" text:visited-style-name="Visited_20_Internet_20_Link"><text:span text:style-name="T58">https://csvconf.com</text:span></text:a><text:span text:style-name="T58">) nur als letztes Aufflackern eines verlöschenden Lichts herausstellen sollte, bleibt uns noch die Integration in die große Idee des Semantic Web per CSVW.</text:span></text:p>
      <text:section text:style-name="Sect1" text:name="References" text:protected="true">
        <text:p text:style-name="P2">Bibliographie</text:p>
        <text:p text:style-name="P12">Fügen Sie hier die von Ihnen benutzten Quellen ein: </text:p>
      </text:section>
      <text:p text:style-name="P24"><text:span text:style-name="T35">Blasi, Damián E., Steven Moran, Scott R. Moisik, Paul Widmer, Dan Dediu, and Balthasar Bickel.</text:span> 2019. “Human Sound Systems Are Shaped by Post-Neolithic Changes in Bite Configuration.” <text:span text:style-name="T29">Science</text:span> 363 (1192): 1–10. <text:a xlink:type="simple" xlink:href="https://doi.org/10.1126/science.aav3218" text:style-name="Internet_20_link" text:visited-style-name="Visited_20_Internet_20_Link"><text:span text:style-name="Definition">https://doi.org/10.1126/science.aav3218</text:span></text:a><text:span text:style-name="Definition">.</text:span></text:p>
      <text:p text:style-name="P24"><text:span text:style-name="T35">Dryer, Matthew S. </text:span><text:span text:style-name="T40">and </text:span><text:span text:style-name="T35">Martin Haspelmath.</text:span> 2013. <text:span text:style-name="T29">WALS Online</text:span>. Leipzig: Max Planck Institute for Evolutionary Anthropology. <text:a xlink:type="simple" xlink:href="http://wals.info/" text:style-name="Internet_20_link" text:visited-style-name="Visited_20_Internet_20_Link"><text:span text:style-name="Definition">http://wals.info/</text:span></text:a><text:span text:style-name="Definition">.</text:span></text:p>
      <text:p text:style-name="P24"><text:span text:style-name="T35">Forkel, Robert </text:span><text:span text:style-name="T40">and</text:span><text:span text:style-name="T35"> Harald Hammarström.</text:span> 2022. “Glottocodes: Identifiers Linking Families, Languages and Dialects to Comprehensive Reference Information.” <text:span text:style-name="T29">Semantic Web</text:span> 13 (6): 917–24. <text:a xlink:type="simple" xlink:href="https://doi.org/10.3233/sw-212843" text:style-name="Internet_20_link" text:visited-style-name="Visited_20_Internet_20_Link"><text:span text:style-name="Definition">https://doi.org/10.3233/sw-212843</text:span></text:a><text:span text:style-name="Definition">.</text:span></text:p>
      <text:p text:style-name="P24"><text:span text:style-name="T37">Forkel, Robert </text:span><text:span text:style-name="T40">and</text:span><text:span text:style-name="T37"> Johann-Mattis List.</text:span><text:span text:style-name="T56"> </text:span><text:span text:style-name="T57">2020.</text:span><text:span text:style-name="T56"> “CLDFBench: Give Your Cross-Linguistic Data a Lift.” In </text:span><text:span text:style-name="T33">Proceedings of the Twelfth Language Resources and Evaluation Conference</text:span><text:span text:style-name="T56">, 6995–7002. </text:span><text:a xlink:type="simple" xlink:href="http://www.lrec-conf.org/proceedings/lrec2020/pdf/2020.lrec-1.864.pdf" text:style-name="Internet_20_link" text:visited-style-name="Visited_20_Internet_20_Link"><text:span text:style-name="Strong_20_Emphasis"><text:span text:style-name="T48">http://www.lrec-conf.org/proceedings/lrec2020/pdf/2020.lrec-1.864.pdf</text:span></text:span></text:a><text:span text:style-name="Strong_20_Emphasis"><text:span text:style-name="T48">.</text:span></text:span></text:p>
      <text:p text:style-name="P24"><text:span text:style-name="T35">Forkel, Robert, Johann-Mattis List, Simon J. Greenhill, Christoph Rzymski, Sebastian Bank, Michael Cysouw, Harald Hammarström, Martin Haspelmath, Gereon A. Kaiping, </text:span><text:span text:style-name="T40">and</text:span><text:span text:style-name="T35"> Russell D. Gray. </text:span>2018. “Cross-Linguistic Data Formats, Advancing Data Sharing and Re-Use in Comparative Linguistics.” <text:span text:style-name="T29">Scientific Data</text:span> 5 (180205): 1–10. <text:a xlink:type="simple" xlink:href="https://doi.org/10.1038/sdata.2018.205" text:style-name="Internet_20_link" text:visited-style-name="Visited_20_Internet_20_Link"><text:span text:style-name="T62">https://doi.org/10.1038/sdata.2018.205</text:span></text:a><text:span text:style-name="T62">. </text:span></text:p>
      <text:p text:style-name="P24"><text:span text:style-name="T35">Geisler, Hans, Robert Forkel, </text:span><text:span text:style-name="T40">and </text:span><text:span text:style-name="T35">Johann-Mattis List.</text:span> 2021. “A Digital, Retro-Standardized Edition of the Tableaux Phonétiques Des Patois Suisses Romands (TPPSR).” In <text:span text:style-name="T29">Nouveaux Regards Sur La Variation Dialectale</text:span>, edited by M. Avanzi, N. LoVecchio, A. Millour, and A. Thibault, 13–36. Strasbourg: Éditions de Linguistique et de Philologie. <text:a xlink:type="simple" xlink:href="https://tppsr.clld.org/" text:style-name="Internet_20_link" text:visited-style-name="Visited_20_Internet_20_Link"><text:span text:style-name="T62">https://tppsr.clld.org</text:span></text:a><text:span text:style-name="T62">.</text:span></text:p>
      <text:p text:style-name="P24"><text:span text:style-name="T35">Gower, Robin.</text:span> 2021. <text:span text:style-name="T29">CSV on the Web</text:span>. Stirling: Swirrl. <text:a xlink:type="simple" xlink:href="https://csvw.org/" text:style-name="Internet_20_link" text:visited-style-name="Visited_20_Internet_20_Link"><text:span text:style-name="Definition">https://csvw.org</text:span></text:a>.</text:p>
      <text:p text:style-name="P24"><text:soft-page-break/><text:span text:style-name="T38">Ide, Nancy, Laurent Romary, and Eric de la Clergerie.</text:span><text:span text:style-name="T50"> 2003. “International standard for a linguistic annotation framework.” In </text:span><text:span text:style-name="T34">Proceedings of the HLT-NAACL 2003 workshop on Software engineering and architecture of language technology systems</text:span><text:span text:style-name="T50">. 25–30. </text:span><text:a xlink:type="simple" xlink:href="https://doi.org/10.3115/1119226.1119230" text:style-name="Internet_20_link" text:visited-style-name="Visited_20_Internet_20_Link"><text:span text:style-name="T50">https://doi.org/10.3115/1119226.1119230</text:span></text:a><text:span text:style-name="T50">.</text:span></text:p>
      <text:p text:style-name="P24"><text:span text:style-name="T35">Jackson, Joshua Conrad, Joseph Watts, Teague R. Henry, Johann-Mattis List, Peter J. Mucha, Robert Forkel, Simon J. Greenhill, Russell D. Gray, and Kristen Lindquist.</text:span> 2019. “Emotion Semantics Show Both Cultural Variation and Universal Structure.” <text:span text:style-name="T29">Science</text:span> 366 (6472): 1517–22. <text:a xlink:type="simple" xlink:href="https://doi.org/10.1126/science.aaw8160" text:style-name="Internet_20_link" text:visited-style-name="Visited_20_Internet_20_Link"><text:span text:style-name="T63">https://doi.org/10.1126/science.aaw8160</text:span></text:a><text:span text:style-name="T63">.</text:span></text:p>
      <text:p text:style-name="P24"><text:span text:style-name="T35">List, Johann-Mattis.</text:span> 2023. “Inference of Partial Colexifications from Multilingual Wordlists.” <text:span text:style-name="T29">Frontiers in Psychology</text:span> 14 (1156540): 1–10. <text:a xlink:type="simple" xlink:href="https://doi.org/10.3389/fpsyg.2023.1156540" text:style-name="Internet_20_link" text:visited-style-name="Visited_20_Internet_20_Link"><text:span text:style-name="T63">https://doi.org/10.3389/fpsyg.2023.1156540</text:span></text:a><text:span text:style-name="T63">.</text:span></text:p>
      <text:p text:style-name="P24"><text:span text:style-name="T35">List, Johann-Mattis, Cormac Anderson, Tiago Tresoldi, and Robert Forkel.</text:span> 2021. <text:span text:style-name="T29">Cross-Linguistic Transcription Systems </text:span><text:span text:style-name="T55">[Dataset, </text:span><text:span text:style-name="T53">Version 2.</text:span><text:span text:style-name="T55">2</text:span><text:span text:style-name="T53">.0</text:span><text:span text:style-name="T55">].</text:span> Jena: Max Planck Institute for the Science of Human History. <text:a xlink:type="simple" xlink:href="https://doi.org/10.5281/zenodo.3515744" text:style-name="Internet_20_link" text:visited-style-name="Visited_20_Internet_20_Link"><text:span text:style-name="Definition">https://doi.org/10.5281/zenodo.3515744</text:span></text:a>.</text:p>
      <text:p text:style-name="P24"><text:span text:style-name="T35">List, Johann-Mattis, Robert Forkel, Simon J. Greenhill, Christoph Rzymski, Johannes Englisch, and Russell Gray.</text:span> 2023. <text:span text:style-name="T29">Lexibank Analysed </text:span><text:span text:style-name="T53">[Dataset, Version 1.0]</text:span>. Leipzig: Max Planck Institute for Evolutionary Anthropology. <text:a xlink:type="simple" xlink:href="https://doi.org/10.5281/zenodo.7836668" text:style-name="Internet_20_link" text:visited-style-name="Visited_20_Internet_20_Link"><text:span text:style-name="Definition">https://doi.org/10.5281/zenodo.7836668</text:span></text:a>.</text:p>
      <text:p text:style-name="P24"><text:span text:style-name="T35">List, Johann-Mattis, Robert Forkel, Simon J. Greenhill, Christoph Rzymski, Johannes Englisch, and Russell D. Gray.</text:span> 2022. “Lexibank, a Public Repository of Standardized Wordlists with Computed Phonological and Lexical Features.” <text:span text:style-name="T29">Scientific Data</text:span> 9 (316): 1–31. <text:a xlink:type="simple" xlink:href="https://doi.org/10.1038/s41597-022-01432-0" text:style-name="Internet_20_link" text:visited-style-name="Visited_20_Internet_20_Link">https://doi.org/10.1038/s41597-022-01432-0</text:a>.</text:p>
      <text:p text:style-name="P24"><text:span text:style-name="T35">List, Johann-Mattis, Annika Tjuka, Mathilda van Zantwijk, Frederic Blum, Carlos Barrientos Ugarte, Christoph Rzymski, Simon J. Greenhill, and Robert Forkel.</text:span> 2023. <text:span text:style-name="T29">CLLD Concepticon </text:span><text:span text:style-name="T53">[Dataset, Version 3.1.0]</text:span>. Leipzig: Max Planck Institute for Evolutionary Anthropology. <text:a xlink:type="simple" xlink:href="https://concepticon.clld.org/" text:style-name="Internet_20_link" text:visited-style-name="Visited_20_Internet_20_Link"><text:span text:style-name="Definition">https://concepticon.clld.org/</text:span></text:a>.</text:p>
      <text:p text:style-name="P24"><text:span text:style-name="T35">Marneffe, Marie-Catherine de, Christopher D. Manning, Joakim Nivre, and Daniel Zeman.</text:span> 2021. “Universal Dependencies.” <text:span text:style-name="T29">Computational Linguistics</text:span> 47 (2): 255–308. <text:a xlink:type="simple" xlink:href="https://doi.org/10.1162/coli_a_00402" text:style-name="Internet_20_link" text:visited-style-name="Visited_20_Internet_20_Link"><text:span text:style-name="Definition">https://doi.org/10.1162/coli_a_00402</text:span></text:a>.</text:p>
      <text:p text:style-name="P24"><text:span text:style-name="T35">Michaelis, Susanne Maria, Philippe Maurer, Martin Haspelmath, and Magnus Huber, </text:span><text:span text:style-name="T46">2013.</text:span> <text:span text:style-name="T29">APiCS Online</text:span>. Jena: Max Planck Institute for the Science of Human History. <text:a xlink:type="simple" xlink:href="https://apics-online.info/" text:style-name="Internet_20_link" text:visited-style-name="Visited_20_Internet_20_Link"><text:span text:style-name="Definition">https://apics-online.info/</text:span></text:a>.</text:p>
      <text:p text:style-name="P25"><text:span text:style-name="T35">Rzymski, Christoph, Tiago Tresoldi, Simon Greenhill, Mei-Shin Wu, Nathanael E. Schweikhard, Maria Koptjevskaja-Tamm, Volker Gast, </text:span><text:span text:style-name="T39">Timotheus A. Bodt, Abbie Hantgan, Gereon Kaiping, Sophie Chang, Yunfan Lai, Natalia Morozova, Heini Arjava, Nataliia Hübler, Ezequiel Koile, Steve Pepper, Mariann Proos, Briana Van Epps, Ingrid Blanco, Carolin Hundt, Sergei Monakhov, Kristina Pianykh, Sallona Ramesh, Russell </text:span><text:soft-page-break/><text:span text:style-name="T39">D. Gray, Robert Forkel, </text:span><text:span text:style-name="T40">and </text:span><text:span text:style-name="T39">Johann-Mattis List. </text:span><text:span text:style-name="T46">2020.</text:span> “The Database of Cross-Linguistic Colexifications, Reproducible Analysis of Cross- Linguistic Polysemies.” <text:span text:style-name="T29">Scientific Data</text:span> 7 (13): 1–12. <text:a xlink:type="simple" xlink:href="https://doi.org/10.1038/s41597-019-0341-x" text:style-name="Internet_20_link" text:visited-style-name="Visited_20_Internet_20_Link">https://doi.org/10.1038/s41597-019-0341-x</text:a>.</text:p>
      <text:section text:style-name="Sect2" text:name="ref-Skirgard2023">
        <text:p text:style-name="DH-Default"><text:span text:style-name="T35">Hedvig Skirgård, Hannah J. Haynie, Damián E. Blasi, Harald Hammarström, Jeremy Collins, Jay J. Latarche, Jakob Lesage, Tobias Weber, Alena Witzlack-Makarevich, Sam Passmore, Angela Chira, Luke Maurits, Russell Dinnage, Michael Dunn, Ger Reesink, Ruth Singer, Claire Bowern, Patience Epps, Jane Hill, Outi Vesakoski, Martine Robbeets, Noor Karolin Abbas, Daniel Auer, Nancy A. Bakker, Giulia Barbos, Robert D. Borges, Swintha Danielsen, Luise Dorenbusch, Ella Dorn, John Elliott, Giada Falcone, Jana Fischer, Yustinus Ghanggo Ate, Hannah Gibson, Hans-Philipp Göbel, Jemima A. Goodall, Victoria Gruner, Andrew Harvey, Rebekah Hayes, Leonard Heer, Roberto E. Herrera Miranda, Nataliia Hübler, Biu Huntington-Rainey, Jessica K. Ivani, Marilen Johns, Erika Just, Eri Kashima, Carolina Kipf, Janina V. Klingenberg, Nikita König, Aikaterina Koti, Richard G.~A. Kowalik, Olga Krasnoukhova, Nora L.~M. Lindvall, Mandy Lorenzen, Hannah Lutzenberger, Tânia R. A. Martins, Celia Mata German, Suzanne van der Meer, Jaime Montoya Samamé, Michael Müller, Saliha Muradoglu, Kelsey Neely, Johanna Nickel, Miina Norvik, Cheryl Akinyi Oluoch, Jesse Peacock, India O.~C. Pearey, Naomi Peck, Stephanie Petit, Sören Pieper, Mariana Poblete, Daniel Prestipino, Linda Raabe, Amna Raja, Janis Reimringer, Sydney C. Rey, Julia Rizaew, Eloisa Ruppert, Kim K. Salmon, Jill Sammet, Rhiannon Schembri, Lars Schlabbach, Frederick W. P. Schmidt, Amalia Skilton, Wikaliler Daniel Smith, Hilário de Sousa, Kristin Sverredal, Daniel Valle, Javier Vera, Judith Voß, Tim Witte, Henry Wu, Stephanie Yam, Jingting Ye, Maisie Yong, Tessa Yuditha, Roberto Zariquiey, Robert Forkel, Nicholas Evans, Stephen C. Levinson, Martin Haspelmath, Simon J. Greenhill, Quentin D. Atkinson, </text:span><text:span text:style-name="T40">and </text:span><text:span text:style-name="T35">Russell D. Gray. </text:span><text:span text:style-name="T46">2023.</text:span> “Grambank Reveals the Importance of Genealogical Constraints on Linguistic Diversity and Highlights the Impact of Language Loss.” <text:span text:style-name="T29">Science Advances</text:span> 9 (16). <text:a xlink:type="simple" xlink:href="https://doi.org/10.1126/sciadv.adg6175" text:style-name="Internet_20_link" text:visited-style-name="Visited_20_Internet_20_Link"><text:span text:style-name="Definition">https://doi.org/10.1126/sciadv.adg6175</text:span></text:a>.</text:p>
      </text:section>
      <text:section text:style-name="Sect2" text:name="ref-Tresoldi2022">
        <text:p text:style-name="DH-Default"><text:span text:style-name="T35">Tresoldi, Tiago, Christoph Rzymski, Robert Forkel, Simon Greenhill, Johann-Mattis List, and Russell D. Gray.</text:span> 2022. “Managing Historical Linguistic Data for Computational Phylogenetics and Computer-Assisted Language Comparison [with Accompanying Tutorial].” In <text:span text:style-name="T29">Open Handbook of Linguistic Data Management</text:span>, edited by Andrea Berez-Kroeker, Bradley McDonnell, Eve Koller, and Lauren B. Collister, 345–54. Massachusetts: MIT Press. <text:a xlink:type="simple" xlink:href="https://doi.org/10.7551/mitpress/12200.001.0001" text:style-name="Internet_20_link" text:visited-style-name="Visited_20_Internet_20_Link"><text:span text:style-name="T63">https://doi.org/10.7551/mitpress/12200.001.0001</text:span></text:a><text:span text:style-name="T63">.</text:span></text:p>
      </text:section>
      <text:p text:style-name="P25"><text:span text:style-name="T35">Wilkinson, Mark D., Michel Dumontier, Ilsbrand J. Aalbersberg, Gabrielle Appleton, Myles Axton, Arie Baak, Niklas Blomberg, Jan-Willem Boiten, </text:span><text:span text:style-name="T40">Luiz B. </text:span><text:span text:style-name="T35">da Silva Santos, </text:span><text:span text:style-name="T40">Philip E. </text:span><text:span text:style-name="T35">Bourne. </text:span>2016. “The FAIR Guiding Principles for Scientific Data Management and Stewardship.” <text:span text:style-name="T29">Scientific Data</text:span> 3: 1–9. <text:a xlink:type="simple" xlink:href="https://doi.org/10.1038/sdata.2016.18" text:style-name="Internet_20_link" text:visited-style-name="Visited_20_Internet_20_Link"><text:span text:style-name="T63">https://doi.org/10.1038/sdata.2016.18</text:span></text:a><text:span text:style-name="T63">. </text:span></text:p>
      <text:p text:style-name="P18"><text:soft-page-break/></text:p>
      <text:section text:style-name="Sect2" text:name="EndOfDocInfo" text:protected="true">
        <text:p text:style-name="P9">Sind Sie mit der Bearbeitung Ihres Dokuments fertig?</text:p>
        <text:list text:style-name="WWNum20">
          <text:list-item>
            <text:p text:style-name="P33">VERGESSEN SIE NICHT, DIE DATEI UNTER EINEM NEUEN NAMEN ZU SPEICHERN!</text:p>
          </text:list-item>
          <text:list-item>
            <text:p text:style-name="P33">Gehen Sie zurück zum DHConValidator, laden Sie Ihre Datei hoch, damit sie konvertiert werden kann, und kontrollieren Sie dann die Ausgabe. </text:p>
          </text:list-item>
        </text:list>
        <text:p text:style-name="P3"><text:span text:style-name="T21">Klicken Sie </text:span><text:a xlink:type="simple" xlink:href="https://dhconvalidator.dhd2024.dig-hum.de/popup/DHConvalidatorServices#!converter" text:style-name="Internet_20_link" text:visited-style-name="Visited_20_Internet_20_Link"><text:span text:style-name="T22">HIER</text:span></text:a><text:span text:style-name="T21"> um zum DHConValidator zurückzukehren. </text:span></text:p>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Standard" style:font-family-generic="swiss" style:font-pitch="variable"/>
    <style:font-face style:name="Calibri" svg:font-family="Calibri" style:font-family-generic="system" style:font-pitch="variable"/>
    <style:font-face style:name="Calibri1" svg:font-family="Calibri" style:font-adornments="Standard"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system" style:font-pitch="variable"/>
    <style:font-face style:name="Wingdings" svg:font-family="Wingdings" style:font-adornments="Standard"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justify" style:justify-single-word="false" fo:orphans="2" fo:widows="2" style:page-number="auto" style:writing-mode="lr-tb"/>
      <style:text-properties style:font-name="Arial3" fo:font-family="Arial" style:font-style-name="Standard" style:font-family-generic="swiss" style:font-pitch="variable" fo:font-size="10pt" fo:language="de" fo:country="DE" fo:text-shadow="1pt 1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H-Default" style:family="paragraph" style:parent-style-name="Standard" style:default-outline-level="" style:master-page-name="">
      <style:paragraph-properties fo:margin-top="0.199cm" fo:margin-bottom="0cm" style:contextual-spacing="false" fo:line-height="150%" fo:text-align="justify" style:justify-single-word="false" fo:orphans="2" fo:widows="2" style:page-number="auto" style:writing-mode="lr-tb"/>
      <style:text-properties style:font-name="Arial" fo:font-family="Arial" style:font-family-generic="roman" style:font-pitch="variable" fo:font-size="11pt" style:font-size-asian="12pt"/>
    </style:style>
    <style:style style:name="DH-Quotation" style:family="paragraph" style:parent-style-name="DH-Default" style:default-outline-level="">
      <style:paragraph-properties fo:margin-left="1cm" fo:margin-right="1cm" fo:margin-top="0.423cm" fo:margin-bottom="0.423cm" style:contextual-spacing="false" fo:line-height="100%" fo:text-indent="0cm" style:auto-text-indent="false"/>
      <style:text-properties fo:font-size="11pt" style:font-size-asian="10pt"/>
    </style:style>
    <style:style style:name="DH-BibliographyHeading" style:family="paragraph" style:parent-style-name="DH-Heading" style:default-outline-level="">
      <style:paragraph-properties fo:margin-left="1cm" fo:margin-right="0cm" fo:margin-top="0.212cm" fo:margin-bottom="0cm" style:contextual-spacing="false" fo:text-indent="-1cm" style:auto-text-indent="false"/>
      <style:text-properties fo:font-size="14pt" style:font-size-asian="10pt"/>
    </style:style>
    <style:style style:name="DH-Heading" style:family="paragraph" style:parent-style-name="DH-Default" style:next-style-name="DH-Default" style:default-outline-level="" style:list-style-name="">
      <style:paragraph-properties fo:margin-left="0.501cm" fo:margin-right="0cm" fo:margin-top="0.42cm" fo:margin-bottom="0.21cm" style:contextual-spacing="false" fo:line-height="100%" fo:text-indent="-0.501cm" style:auto-text-indent="false"/>
      <style:text-properties fo:font-size="14pt" fo:font-weight="bold" style:font-size-asian="14pt" style:font-weight-asian="bold"/>
    </style:style>
    <style:style style:name="DH-Heading2" style:family="paragraph" style:parent-style-name="DH-Heading" style:next-style-name="DH-Default" style:default-outline-level="" style:list-style-name="">
      <style:paragraph-properties fo:margin-left="0cm" fo:margin-right="0cm" fo:margin-top="0cm" fo:margin-bottom="0cm" style:contextual-spacing="false" fo:text-indent="0cm" style:auto-text-indent="false"/>
      <style:text-properties fo:font-size="12pt" style:font-size-asian="12pt"/>
    </style:style>
    <style:style style:name="DH-AuthorAffiliation" style:family="paragraph" style:parent-style-name="DH-Default" style:default-outline-level="">
      <style:paragraph-properties fo:margin-top="0cm" fo:margin-bottom="0cm" style:contextual-spacing="false"/>
      <style:text-properties fo:font-size="11pt" fo:font-style="italic" style:font-size-asian="11pt" style:font-style-asian="italic"/>
    </style:style>
    <style:style style:name="Footnote"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DH-Heading3" style:family="paragraph" style:parent-style-name="DH-Heading" style:next-style-name="DH-Default" style:master-page-name="">
      <style:paragraph-properties fo:margin-left="0cm" fo:margin-right="0cm" fo:margin-top="0cm" fo:margin-bottom="0cm" style:contextual-spacing="false" fo:text-indent="0cm" style:auto-text-indent="false" style:page-number="auto"/>
      <style:text-properties fo:font-size="12pt" fo:font-style="italic" fo:font-weight="normal"/>
    </style:style>
    <style:style style:name="DH-Heading1" style:family="paragraph" style:parent-style-name="DH-Heading" style:next-style-name="DH-Default">
      <style:paragraph-properties fo:margin-left="0cm" fo:margin-right="0cm" fo:margin-top="0cm" fo:margin-bottom="0cm" style:contextual-spacing="false" fo:text-indent="0cm" style:auto-text-indent="false"/>
    </style:style>
    <style:style style:name="DH-Title" style:family="paragraph" style:parent-style-name="DH-Heading" style:master-page-name="">
      <style:paragraph-properties fo:margin-left="0cm" fo:margin-right="0cm" fo:margin-top="0cm" fo:margin-bottom="0.21cm" style:contextual-spacing="false" fo:text-align="center" style:justify-single-word="false" fo:text-indent="0cm" style:auto-text-indent="false" style:page-number="auto"/>
    </style:style>
    <style:style style:name="DH-Subtitle" style:family="paragraph" style:parent-style-name="DH-Heading" style:next-style-name="DH-Default" style:master-page-name="">
      <style:paragraph-properties fo:margin-left="0cm" fo:margin-right="0cm" fo:margin-top="0cm" fo:margin-bottom="0cm" style:contextual-spacing="false" fo:text-align="center" style:justify-single-word="false" fo:text-indent="0cm" style:auto-text-indent="false" style:page-number="auto"/>
      <style:text-properties fo:font-size="12pt" fo:font-style="italic" fo:font-weight="normal"/>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Paragraph" style:display-name="List Paragraph" style:family="paragraph" style:parent-style-name="Standard" style:default-outline-level="" style:list-style-name="WWNum18" style:master-page-name="">
      <style:paragraph-properties fo:margin-left="1.3cm" fo:margin-right="0cm" fo:margin-top="0cm" fo:margin-bottom="0cm" style:contextual-spacing="false" fo:line-height="100%" fo:text-align="justify" style:justify-single-word="false" fo:orphans="2" fo:widows="2" fo:text-indent="-0.7cm" style:auto-text-indent="false" style:page-number="auto" style:writing-mode="lr-tb"/>
    </style:style>
    <style:style style:name="Normal_20_Table" style:display-name="Normal Table" style:family="paragraph">
      <style:paragraph-properties fo:text-align="start" style:justify-single-word="false" fo:orphans="2" fo:widows="2" style:vertical-align="auto"/>
      <style:text-properties style:font-name="Arial" fo:font-family="Arial" style:font-family-generic="roman" style:font-pitch="variable" fo:font-size="11pt" fo:language="de" fo:country="DE" style:font-name-asian="Cambria Math" style:font-family-asian="'Cambria Math'" style:font-family-generic-asian="system" style:font-pitch-asian="variable" style:font-size-asian="11pt" style:language-asian="de" style:country-asian="DE" style:font-name-complex="Times New Roman" style:font-family-complex="'Times New Roman'" style:font-family-generic-complex="system" style:font-pitch-complex="variable" style:font-size-complex="11pt" style:language-complex="ar" style:country-complex="SA"/>
    </style:style>
    <style:style style:name="First_20_paragraph" style:display-name="First paragraph" style:family="paragraph" style:parent-style-name="Text_20_body" style:next-style-name="Text_20_body" style:class="text"/>
    <style:style style:name="Default_20_Paragraph_20_Font" style:display-name="Default Paragraph Font" style:family="text"/>
    <style:style style:name="Absatz-Standardschriftart" style:family="text"/>
    <style:style style:name="DH-Biblio_5f_author" style:display-name="DH-Biblio_author" style:family="text" style:parent-style-name="Absatz-Standardschriftart">
      <style:text-properties fo:font-weight="bold" style:font-weight-asian="bold"/>
    </style:style>
    <style:style style:name="Fußnotentext_20_Zeichen" style:display-name="Fußnotentext Zeichen" style:family="text" style:parent-style-name="Default_20_Paragraph_20_Font">
      <style:text-properties style:font-name="Arial" fo:font-family="Arial" style:font-family-generic="roman" style:font-pitch="variable" fo:font-size="11pt" style:font-size-asian="11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size="10pt" style:font-size-asian="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 style:family="text">
      <style:text-properties fo:font-weight="bold" style:font-weight-asian="bold" style:font-weight-complex="bold"/>
    </style:style>
    <style:style style:name="ListLabel_20_3" style:display-name="ListLabel 3" style:family="text">
      <style:text-properties style:font-name-complex="Courier New1" style:font-family-complex="'Courier New'" style:font-family-generic-complex="system" style:font-pitch-complex="variable"/>
    </style:style>
    <style:style style:name="Definition"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loext:num-list-format="%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bullet text:level="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3.54cm" fo:text-indent="-0.635cm" fo:margin-left="3.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5201"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6</meta:editing-cycles>
    <meta:creation-date>2023-07-19T22:33:16.589467795</meta:creation-date>
    <meta:editing-duration>PT2H11M15S</meta:editing-duration>
    <meta:generator>LibreOffice/7.6.2.1$Linux_X86_64 LibreOffice_project/60$Build-1</meta:generator>
    <dc:title>Cross-Linguistic Data Formats (CLDF): D’où Venons Nous? Que Sommes Nous? Où Allons Nous?</dc:title>
    <dc:date>2023-11-10T22:02:31.791948263</dc:date>
    <meta:document-statistic meta:table-count="0" meta:image-count="0" meta:object-count="0" meta:page-count="12" meta:paragraph-count="98" meta:word-count="3913" meta:character-count="31065" meta:non-whitespace-character-count="27227"/>
    <meta:user-defined meta:name="AppVersion">14.0000</meta:user-defined>
    <meta:user-defined meta:name="Company">UHH</meta:user-defined>
    <meta:user-defined meta:name="ConfToolPaperID">28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SubmissioLanguage" meta:value-type="string">GERMAN</meta:user-defined>
  </office:meta>
</office:document-meta>
</file>